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end" style:justify-single-word="false"/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style:font-name="Times New Roman1"/>
    </style:style>
    <style:style style:name="T2" style:family="text">
      <style:text-properties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7FF12_19</text:p>
      <text:p text:style-name="P1">American Genizah Project: Partnership for Posterity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7, FF 12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Type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Oscar S. Straus<text:tab/>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July 5, 1897</text:p>
      <text:p text:style-name="P2">Month<text:tab/><text:tab/><text:tab/><text:tab/><text:tab/><text:tab/>July</text:p>
      <text:p text:style-name="P2">Year<text:tab/><text:tab/><text:tab/><text:tab/><text:tab/><text:tab/>1897</text:p>
      <text:p text:style-name="P2">Hebrew Date<text:tab/><text:tab/><text:tab/><text:tab/><text:tab/></text:p>
      <text:p text:style-name="P2">Undated</text:p>
      <text:p text:style-name="P2">City<text:tab/><text:tab/><text:tab/><text:tab/><text:tab/><text:tab/>New York</text:p>
      <text:p text:style-name="P2">State<text:tab/><text:tab/><text:tab/><text:tab/><text:tab/><text:tab/>NY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Letter</text:p>
      <text:p text:style-name="P2">Number of Pages<text:tab/><text:tab/><text:tab/><text:tab/>1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A photocopy is available in Box 19, FF 10.</text:p>
      <text:p text:style-name="P2"/>
      <text:p text:style-name="P2">VII Transcription</text:p>
      <text:p text:style-name="P4">(Symbols: ?=uncertain; []=supplied information; /=end of line)</text:p>
      <text:p text:style-name="P4"/>
      <text:p text:style-name="P4">Paris, 10 Rue Martel.<text:tab/><text:tab/><text:tab/><text:tab/><text:tab/><text:tab/><text:tab/><text:tab/><text:tab/>Lazarus Straus,/</text:p>
      <text:p text:style-name="P4">Limoges, France.<text:tab/><text:tab/><text:tab/><text:tab/><text:tab/><text:tab/><text:tab/><text:tab/><text:tab/>Isidor Straus,/</text:p>
      <text:p text:style-name="P4">Rudolstadt, Thuringia.<text:tab/><text:tab/><text:tab/><text:tab/><text:tab/><text:tab/><text:tab/><text:tab/>Lazarus Kohns,/</text:p>
      <text:p text:style-name="P4">Steinsch<text:span text:style-name="T1">ö</text:span><text:span text:style-name="T2">nau, Bohemia.<text:tab/><text:tab/><text:tab/><text:tab/><text:tab/><text:tab/><text:tab/><text:tab/>Nathan Straus,/</text:span></text:p>
      <text:p text:style-name="P5">Carlsbad, Bohemia.<text:tab/><text:tab/><text:tab/><text:tab/><text:tab/><text:tab/><text:tab/><text:tab/><text:tab/>Oscar S. Straus,/</text:p>
      <text:p text:style-name="P5"><text:tab/><text:tab/><text:tab/><text:tab/><text:tab/><text:tab/><text:tab/><text:tab/><text:tab/><text:tab/><text:tab/>Lee Kohns./</text:p>
      <text:p text:style-name="P6">L. Straus &amp; Sons,/</text:p>
      <text:p text:style-name="P6">Importers &amp; Manufacturers of/</text:p>
      <text:p text:style-name="P6">China, Pottery and Glassware./</text:p>
      <text:p text:style-name="P6">Art Goods, Clocks and Marble Statuary./</text:p>
      <text:p text:style-name="P5">Address Letters, P. O. Box 1000./ 42, 44, 46 &amp; 48 Warren St./ &amp; 116 Chambers St./</text:p>
      <text:p text:style-name="P7">New York, July 5, 1897. 189_/</text:p>
      <text:p text:style-name="P5">Rev. Dr. S. Morais,/</text:p>
      <text:p text:style-name="P5"><text:tab/>546 N. 5th St., Philadelphia, Pa./</text:p>
      <text:p text:style-name="P5"><text:tab/><text:tab/>My Dear Doctor:/</text:p>
      <text:p text:style-name="P5"><text:tab/><text:tab/><text:tab/>I beg to advise you that I am/ in receipt of a letter from Baroness de Hirsch wherein she au-/thorizes me to pay to the Jewish Theological Seminary Ass'n/ the sum of $6,000.00./</text:p>
      <text:p text:style-name="P5"><text:tab/>I am ready to draw my check for this amount, and/ would thank you to advise me to whom to send it./</text:p>
      <text:p text:style-name="P5"><text:soft-page-break/><text:tab/>Congratulating you upon your successful efforts, and/ trusting that the money may be of real service to your Associ-/ation, I am,/ Very sincerely yours,/ Oscar S. Strau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1T13:04:22.05</meta:creation-date>
    <dc:date>2012-03-26T13:52:49.66</dc:date>
    <dc:creator>Penn Libraries</dc:creator>
    <meta:editing-duration>PT00H07M04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3" meta:paragraph-count="79" meta:word-count="337" meta:character-count="2299"/>
  </office:meta>
</office:document-meta>
</file>